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314.96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164.4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286.4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59.41pt"/>
    </style:style>
    <style:style style:name="co20" style:family="table-column">
      <style:table-column-properties fo:break-before="auto" style:column-width="217.64pt"/>
    </style:style>
    <style:style style:name="co21" style:family="table-column">
      <style:table-column-properties fo:break-before="auto" style:column-width="120.39pt"/>
    </style:style>
    <style:style style:name="co22" style:family="table-column">
      <style:table-column-properties fo:break-before="auto" style:column-width="57.09pt"/>
    </style:style>
    <style:style style:name="co23" style:family="table-column">
      <style:table-column-properties fo:break-before="auto" style:column-width="61.74pt"/>
    </style:style>
    <style:style style:name="co24" style:family="table-column">
      <style:table-column-properties fo:break-before="auto" style:column-width="159pt"/>
    </style:style>
    <style:style style:name="co25" style:family="table-column">
      <style:table-column-properties fo:break-before="auto" style:column-width="237.74pt"/>
    </style:style>
    <style:style style:name="co26" style:family="table-column">
      <style:table-column-properties fo:break-before="auto" style:column-width="74.86pt"/>
    </style:style>
    <style:style style:name="co27" style:family="table-column">
      <style:table-column-properties fo:break-before="auto" style:column-width="281.76pt"/>
    </style:style>
    <style:style style:name="co28" style:family="table-column">
      <style:table-column-properties fo:break-before="auto" style:column-width="39.34pt"/>
    </style:style>
    <style:style style:name="co29" style:family="table-column">
      <style:table-column-properties fo:break-before="auto" style:column-width="55.56pt"/>
    </style:style>
    <style:style style:name="co30" style:family="table-column">
      <style:table-column-properties fo:break-before="auto" style:column-width="13.1pt"/>
    </style:style>
    <style:style style:name="co31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color="#8000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|+3 Hlasitost|zabije obludy|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|+3 Hlasitost|zabije obludy|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|+3 Hlasitost|zabije obludy|(vsechny)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Navic 2 Jidla|za kazdy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Navic 2 Jidla|za kazdy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|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|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|1 misto|inventare||Potreba|protilatk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|1 misto|inventare||Potreba|lec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|ve predu|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|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|ve predu|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a 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|ve predu|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|ve predu||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|u tebe||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|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nepratel|z ulice|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|nepritele X|na misto||Tahni dalsi|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|nepritele X|dozadu||Tahni dalsi|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|nepritele X|dopredu||Tahni dalsi|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|nepritele Y|na misto||Tahni dalsi|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|nepritele Y|dozadu||Tahni dalsi|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|nepritele Y|dopredu||Tahni dalsi|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|nepritele Z|na misto||Tahni dalsi|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|nepritele Z|dozadu||Tahni dalsi|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|nepritele Z|dopredu||Tahni dalsi|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|Vzadu|a u tebe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|tak navic|+Nepritel X|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|u hrace|jde v dalsi akci|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ichni hraci|-1 zivot|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Vsichni hraci|v budove|-2 zivoty|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Pokud nepritel|u vozidla|tak ho zni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|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|na ulici|tak -1|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|kazdy hrac|musi mit|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|-1 max|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|-1 max|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zraneni|tak toto kolo|+Nepritel X|na miste</text:p>
          </table:table-cell>
        </table:table-row>
      </table:table>
      <table:table table:name="Simple - Nepritel" table:style-name="ta1">
        <table:table-column table:style-name="co1" table:number-columns-repeated="5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1" table:number-columns-repeated="3" table:default-cell-style-name="Default"/>
        <table:table-column table:style-name="co30" table:default-cell-style-name="ce9"/>
        <table:table-column table:style-name="co1" table:number-columns-repeated="2" table:default-cell-style-name="Default"/>
        <table:table-column table:style-name="co1" table:default-cell-style-name="ce12"/>
        <table:table-column table:style-name="co31" table:number-columns-repeated="3" table:default-cell-style-name="ce14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3" office:value-type="string" calcext:value-type="string">
            <text:p>Koordinace</text:p>
          </table:table-cell>
          <table:table-cell table:style-name="ce13" office:value-type="string" calcext:value-type="string">
            <text:p>Vyroba</text:p>
          </table:table-cell>
          <table:table-cell table:style-name="ce13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 style:data-style-name="N2" text:time-value="11:53:02.341723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5-29T12:19:33.324995196</dc:date>
    <meta:editing-duration>P1DT17H22M41S</meta:editing-duration>
    <meta:editing-cycles>181</meta:editing-cycles>
    <meta:generator>LibreOffice/5.1.6.2$Linux_X86_64 LibreOffice_project/10m0$Build-2</meta:generator>
    <meta:document-statistic meta:table-count="18" meta:cell-count="2814" meta:object-count="0"/>
  </office:meta>
</office:document-meta>
</file>